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89.49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Municipios100x10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92x78</text:p>
          </table:table-cell>
          <table:table-cell office:value-type="string" calcext:value-type="string">
            <text:p>estimativaRG-0.53-95x79</text:p>
          </table:table-cell>
          <table:table-cell office:value-type="string" calcext:value-type="string">
            <text:p>estimativaRG-0.56-95x81</text:p>
          </table:table-cell>
          <table:table-cell office:value-type="string" calcext:value-type="string">
            <text:p>estimativaRG-0.60-97x82</text:p>
          </table:table-cell>
          <table:table-cell office:value-type="string" calcext:value-type="string">
            <text:p>estimativaRG-0.63-99x83</text:p>
          </table:table-cell>
          <table:table-cell office:value-type="string" calcext:value-type="string">
            <text:p>estimativaRG-0.66-99x85</text:p>
          </table:table-cell>
          <table:table-cell office:value-type="string" calcext:value-type="string">
            <text:p>estimativaRG-0.70-100x86</text:p>
          </table:table-cell>
          <table:table-cell office:value-type="string" calcext:value-type="string">
            <text:p>estimativaRG-0.73-100x86</text:p>
          </table:table-cell>
          <table:table-cell office:value-type="string" calcext:value-type="string">
            <text:p>estimativaRG-0.76-100x89</text:p>
          </table:table-cell>
          <table:table-cell office:value-type="string" calcext:value-type="string">
            <text:p>estimativaRG-0.80-100x94</text:p>
          </table:table-cell>
          <table:table-cell office:value-type="string" calcext:value-type="string">
            <text:p>estimativaRG-0.83-100x96</text:p>
          </table:table-cell>
          <table:table-cell office:value-type="string" calcext:value-type="string">
            <text:p>estimativaRG-0.86-100x99</text:p>
          </table:table-cell>
          <table:table-cell office:value-type="string" calcext:value-type="string">
            <text:p>estimativaRG-0.90-100x100</text:p>
          </table:table-cell>
          <table:table-cell office:value-type="string" calcext:value-type="string">
            <text:p>estimativaRG-1.00-100x10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8" office:value-type="float" office:value="78" calcext:value-type="float">
            <text:p>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9" office:value-type="float" office:value="106" calcext:value-type="float">
            <text:p>10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5" office:value-type="float" office:value="218" calcext:value-type="float">
            <text:p>2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8" office:value-type="float" office:value="67" calcext:value-type="float">
            <text:p>6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5" office:value-type="float" office:value="311" calcext:value-type="float">
            <text:p>3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11" office:value-type="float" office:value="165" calcext:value-type="float">
            <text:p>16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7" office:value-type="float" office:value="129" calcext:value-type="float">
            <text:p>1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7" office:value-type="float" office:value="136" calcext:value-type="float">
            <text:p>1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3" office:value-type="float" office:value="52" calcext:value-type="float">
            <text:p>5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5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47" calcext:value-type="float">
            <text:p>247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10" office:value-type="float" office:value="247" calcext:value-type="float">
            <text:p>2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4" calcext:value-type="float">
            <text:p>1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15" office:value-type="float" office:value="273" calcext:value-type="float">
            <text:p>27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36" calcext:value-type="float">
            <text:p>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table:number-columns-repeated="8" office:value-type="float" office:value="249" calcext:value-type="float">
            <text:p>24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5" office:value-type="float" office:value="210" calcext:value-type="float">
            <text:p>21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15" office:value-type="float" office:value="341" calcext:value-type="float">
            <text:p>3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" office:value-type="float" office:value="326" calcext:value-type="float">
            <text:p>32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5" office:value-type="float" office:value="154" calcext:value-type="float">
            <text:p>1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number-columns-repeated="6" office:value-type="float" office:value="97" calcext:value-type="float">
            <text:p>9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5" office:value-type="float" office:value="240" calcext:value-type="float">
            <text:p>24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5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5" office:value-type="float" office:value="370" calcext:value-type="float">
            <text:p>37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5"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number-columns-repeated="11" office:value-type="float" office:value="76" calcext:value-type="float">
            <text:p>7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float" office:value="219" calcext:value-type="float">
            <text:p>21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5"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8" office:value-type="float" office:value="98" calcext:value-type="float">
            <text:p>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5" office:value-type="float" office:value="159" calcext:value-type="float">
            <text:p>15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  <table:table-cell table:number-columns-repeated="5" office:value-type="float" office:value="218" calcext:value-type="float">
            <text:p>2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 office:value-type="float" office:value="26" calcext:value-type="float">
            <text:p>2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10" office:value-type="float" office:value="190" calcext:value-type="float">
            <text:p>19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5" office:value-type="float" office:value="146" calcext:value-type="float">
            <text:p>1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5" office:value-type="float" office:value="62" calcext:value-type="float">
            <text:p>6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15" office:value-type="float" office:value="286" calcext:value-type="float">
            <text:p>28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90" calcext:value-type="float">
            <text:p>90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57" calcext:value-type="float">
            <text:p>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2" office:value-type="float" office:value="202" calcext:value-type="float">
            <text:p>2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number-columns-repeated="8" office:value-type="float" office:value="305" calcext:value-type="float">
            <text:p>30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31" calcext:value-type="float">
            <text:p>23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5" office:value-type="float" office:value="106" calcext:value-type="float">
            <text:p>10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5" office:value-type="float" office:value="207" calcext:value-type="float">
            <text:p>2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5"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6" office:value-type="float" office:value="131" calcext:value-type="float">
            <text:p>1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5" office:value-type="float" office:value="376" calcext:value-type="float">
            <text:p>3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275" calcext:value-type="float">
            <text:p>275</text:p>
          </table:table-cell>
          <table:table-cell table:number-columns-repeated="6" office:value-type="float" office:value="278" calcext:value-type="float">
            <text:p>2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8" office:value-type="float" office:value="175" calcext:value-type="float">
            <text:p>1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5"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table:number-columns-repeated="13" office:value-type="float" office:value="357" calcext:value-type="float">
            <text:p>3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" office:value-type="float" office:value="151" calcext:value-type="float">
            <text:p>1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table:number-columns-repeated="12" office:value-type="float" office:value="269" calcext:value-type="float">
            <text:p>26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12" office:value-type="float" office:value="240" calcext:value-type="float">
            <text:p>24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5" office:value-type="float" office:value="339" calcext:value-type="float">
            <text:p>33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1" office:value-type="float" office:value="103" calcext:value-type="float">
            <text:p>1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5" office:value-type="float" office:value="387" calcext:value-type="float">
            <text:p>3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table:number-columns-repeated="6" office:value-type="float" office:value="190" calcext:value-type="float">
            <text:p>19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8" office:value-type="float" office:value="279" calcext:value-type="float">
            <text:p>2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5" office:value-type="float" office:value="213" calcext:value-type="float">
            <text:p>2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2" office:value-type="float" office:value="147" calcext:value-type="float">
            <text:p>14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3"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5" office:value-type="float" office:value="236" calcext:value-type="float">
            <text:p>23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12" office:value-type="float" office:value="206" calcext:value-type="float">
            <text:p>2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10" office:value-type="float" office:value="161" calcext:value-type="float">
            <text:p>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5" office:value-type="float" office:value="169" calcext:value-type="float">
            <text:p>1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8" office:value-type="float" office:value="241" calcext:value-type="float">
            <text:p>2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10" office:value-type="float" office:value="139" calcext:value-type="float">
            <text:p>1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6" office:value-type="float" office:value="157" calcext:value-type="float">
            <text:p>1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9" office:value-type="float" office:value="102" calcext:value-type="float">
            <text:p>1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91" calcext:value-type="float">
            <text:p>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9"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173" calcext:value-type="float">
            <text:p>17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5" office:value-type="float" office:value="211" calcext:value-type="float">
            <text:p>21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67" calcext:value-type="float">
            <text:p>6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5" office:value-type="float" office:value="293" calcext:value-type="float">
            <text:p>29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5" office:value-type="float" office:value="239" calcext:value-type="float">
            <text:p>2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396" calcext:value-type="float">
            <text:p>396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4" office:value-type="float" office:value="402" calcext:value-type="float">
            <text:p>40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6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5" office:value-type="float" office:value="396" calcext:value-type="float">
            <text:p>39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344" calcext:value-type="float">
            <text:p>344</text:p>
          </table:table-cell>
          <table:table-cell table:number-columns-repeated="2" office:value-type="float" office:value="347" calcext:value-type="float">
            <text:p>347</text:p>
          </table:table-cell>
          <table:table-cell table:number-columns-repeated="4" office:value-type="float" office:value="352" calcext:value-type="float">
            <text:p>35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2" calcext:value-type="float">
            <text:p>62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6" office:value-type="float" office:value="334" calcext:value-type="float">
            <text:p>33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222" calcext:value-type="float">
            <text:p>2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table:number-columns-repeated="9" office:value-type="float" office:value="264" calcext:value-type="float">
            <text:p>2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6" office:value-type="float" office:value="148" calcext:value-type="float">
            <text:p>1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5" office:value-type="float" office:value="182" calcext:value-type="float">
            <text:p>18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11" office:value-type="float" office:value="202" calcext:value-type="float">
            <text:p>2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5" office:value-type="float" office:value="209" calcext:value-type="float">
            <text:p>20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5" office:value-type="float" office:value="158" calcext:value-type="float">
            <text:p>15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6" office:value-type="float" office:value="154" calcext:value-type="float">
            <text:p>15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12" office:value-type="float" office:value="220" calcext:value-type="float">
            <text:p>22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5" office:value-type="float" office:value="86" calcext:value-type="float">
            <text:p>8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number-columns-repeated="8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5" office:value-type="float" office:value="155" calcext:value-type="float">
            <text:p>15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8" office:value-type="float" office:value="112" calcext:value-type="float">
            <text:p>11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6" office:value-type="float" office:value="154" calcext:value-type="float">
            <text:p>1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6" office:value-type="float" office:value="152" calcext:value-type="float">
            <text:p>1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5" office:value-type="float" office:value="361" calcext:value-type="float">
            <text:p>36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5" office:value-type="float" office:value="216" calcext:value-type="float">
            <text:p>21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26" calcext:value-type="float">
            <text:p>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table:number-columns-repeated="8" office:value-type="float" office:value="332" calcext:value-type="float">
            <text:p>33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6" office:value-type="float" office:value="83" calcext:value-type="float">
            <text:p>8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12" office:value-type="float" office:value="97" calcext:value-type="float">
            <text:p>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5" office:value-type="float" office:value="87" calcext:value-type="float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5" office:value-type="float" office:value="54" calcext:value-type="float">
            <text:p>5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5" office:value-type="float" office:value="314" calcext:value-type="float">
            <text:p>3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221" calcext:value-type="float">
            <text:p>2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table:number-columns-repeated="13" office:value-type="float" office:value="341" calcext:value-type="float">
            <text:p>34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5" office:value-type="float" office:value="162" calcext:value-type="float">
            <text:p>16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157" calcext:value-type="float">
            <text:p>15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5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6" office:value-type="float" office:value="255" calcext:value-type="float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10" office:value-type="float" office:value="226" calcext:value-type="float">
            <text:p>2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5" office:value-type="float" office:value="288" calcext:value-type="float">
            <text:p>2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9" office:value-type="float" office:value="70" calcext:value-type="float">
            <text:p>7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7" office:value-type="float" office:value="142" calcext:value-type="float">
            <text:p>1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table:number-columns-repeated="9" office:value-type="float" office:value="337" calcext:value-type="float">
            <text:p>3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6" office:value-type="float" office:value="161" calcext:value-type="float">
            <text:p>16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5"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5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10" office:value-type="float" office:value="143" calcext:value-type="float">
            <text:p>14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5" office:value-type="float" office:value="386" calcext:value-type="float">
            <text:p>38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5" office:value-type="float" office:value="112" calcext:value-type="float">
            <text:p>1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3" office:value-type="float" office:value="186" calcext:value-type="float">
            <text:p>186</text:p>
          </table:table-cell>
          <table:table-cell table:number-columns-repeated="10" office:value-type="float" office:value="189" calcext:value-type="float">
            <text:p>1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13" office:value-type="float" office:value="102" calcext:value-type="float">
            <text:p>1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376" calcext:value-type="float">
            <text:p>376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table:number-columns-repeated="12" office:value-type="float" office:value="376" calcext:value-type="float">
            <text:p>3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2" office:value-type="float" office:value="98" calcext:value-type="float">
            <text:p>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5"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355" calcext:value-type="float">
            <text:p>355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60" calcext:value-type="float">
            <text:p>36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5" office:value-type="float" office:value="202" calcext:value-type="float">
            <text:p>20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5" office:value-type="float" office:value="203" calcext:value-type="float">
            <text:p>2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164" calcext:value-type="float">
            <text:p>16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table:number-columns-repeated="5" office:value-type="float" office:value="236" calcext:value-type="float">
            <text:p>2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144" calcext:value-type="float">
            <text:p>1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110" calcext:value-type="float">
            <text:p>11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3"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table:number-columns-repeated="8" office:value-type="float" office:value="188" calcext:value-type="float">
            <text:p>18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92" calcext:value-type="float">
            <text:p>92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56" calcext:value-type="float">
            <text:p>356</text:p>
          </table:table-cell>
          <table:table-cell office:value-type="float" office:value="343" calcext:value-type="float">
            <text:p>343</text:p>
          </table:table-cell>
          <table:table-cell table:number-columns-repeated="8" office:value-type="float" office:value="356" calcext:value-type="float">
            <text:p>35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9" office:value-type="float" office:value="55" calcext:value-type="float">
            <text:p>5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5" office:value-type="float" office:value="164" calcext:value-type="float">
            <text:p>164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213" calcext:value-type="float">
            <text:p>2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 office:value-type="float" office:value="137" calcext:value-type="float">
            <text:p>1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5" office:value-type="float" office:value="125" calcext:value-type="float">
            <text:p>12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 office:value-type="float" office:value="86" calcext:value-type="float">
            <text:p>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0" office:value-type="float" office:value="127" calcext:value-type="float">
            <text:p>127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" office:value-type="float" office:value="102" calcext:value-type="float">
            <text:p>10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table:number-columns-repeated="13" office:value-type="float" office:value="190" calcext:value-type="float">
            <text:p>19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8" office:value-type="float" office:value="196" calcext:value-type="float">
            <text:p>196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table:number-columns-repeated="10" office:value-type="float" office:value="221" calcext:value-type="float">
            <text:p>221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5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86" calcext:value-type="float">
            <text:p>186</text:p>
          </table:table-cell>
          <table:table-cell table:number-columns-repeated="6" office:value-type="float" office:value="182" calcext:value-type="float">
            <text:p>1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10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5" office:value-type="float" office:value="379" calcext:value-type="float">
            <text:p>3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10"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1455" calcext:value-type="float">
            <text:p>1145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24912" calcext:value-type="float">
            <text:p>24912</text:p>
          </table:table-cell>
          <table:table-cell table:style-name="ce3" table:number-matrix-columns-spanned="1" table:number-matrix-rows-spanned="1" table:formula="of:=SUM(ABS([.D2:.D501] - [.B2:.B501]))" office:value-type="float" office:value="24940" calcext:value-type="float">
            <text:p>24940</text:p>
          </table:table-cell>
          <table:table-cell table:style-name="ce3" table:number-matrix-columns-spanned="1" table:number-matrix-rows-spanned="1" table:formula="of:=SUM(ABS([.E2:.E501] - [.B2:.B501]))" office:value-type="float" office:value="24869" calcext:value-type="float">
            <text:p>24869</text:p>
          </table:table-cell>
          <table:table-cell table:style-name="ce1" table:number-matrix-columns-spanned="1" table:number-matrix-rows-spanned="1" table:formula="of:=SUM(ABS([.F2:.F501] - [.B2:.B501]))" office:value-type="float" office:value="24858" calcext:value-type="float">
            <text:p>24858</text:p>
          </table:table-cell>
          <table:table-cell table:style-name="ce1" table:number-matrix-columns-spanned="1" table:number-matrix-rows-spanned="1" table:formula="of:=SUM(ABS([.G2:.G501] - [.B2:.B501]))" office:value-type="float" office:value="24870" calcext:value-type="float">
            <text:p>24870</text:p>
          </table:table-cell>
          <table:table-cell table:style-name="ce1" table:number-matrix-columns-spanned="1" table:number-matrix-rows-spanned="1" table:formula="of:=SUM(ABS([.H2:.H501] - [.B2:.B501]))" office:value-type="float" office:value="24925" calcext:value-type="float">
            <text:p>24925</text:p>
          </table:table-cell>
          <table:table-cell table:style-name="ce1" table:number-matrix-columns-spanned="1" table:number-matrix-rows-spanned="1" table:formula="of:=SUM(ABS([.I2:.I501] - [.B2:.B501]))" office:value-type="float" office:value="24894" calcext:value-type="float">
            <text:p>24894</text:p>
          </table:table-cell>
          <table:table-cell table:style-name="ce1" table:number-matrix-columns-spanned="1" table:number-matrix-rows-spanned="1" table:formula="of:=SUM(ABS([.J2:.J501] - [.B2:.B501]))" office:value-type="float" office:value="24917" calcext:value-type="float">
            <text:p>24917</text:p>
          </table:table-cell>
          <table:table-cell table:style-name="ce1" table:number-matrix-columns-spanned="1" table:number-matrix-rows-spanned="1" table:formula="of:=SUM(ABS([.K2:.K501] - [.B2:.B501]))" office:value-type="float" office:value="24919" calcext:value-type="float">
            <text:p>24919</text:p>
          </table:table-cell>
          <table:table-cell table:style-name="ce1" table:number-matrix-columns-spanned="1" table:number-matrix-rows-spanned="1" table:formula="of:=SUM(ABS([.L2:.L501] - [.B2:.B501]))" office:value-type="float" office:value="24929" calcext:value-type="float">
            <text:p>24929</text:p>
          </table:table-cell>
          <table:table-cell table:style-name="ce1" table:number-matrix-columns-spanned="1" table:number-matrix-rows-spanned="1" table:formula="of:=SUM(ABS([.M2:.M501] - [.B2:.B501]))" office:value-type="float" office:value="24918" calcext:value-type="float">
            <text:p>24918</text:p>
          </table:table-cell>
          <table:table-cell table:style-name="ce1" table:number-matrix-columns-spanned="1" table:number-matrix-rows-spanned="1" table:formula="of:=SUM(ABS([.N2:.N501] - [.B2:.B501]))" office:value-type="float" office:value="24913" calcext:value-type="float">
            <text:p>24913</text:p>
          </table:table-cell>
          <table:table-cell table:style-name="ce1" table:number-matrix-columns-spanned="1" table:number-matrix-rows-spanned="1" table:formula="of:=SUM(ABS([.O2:.O501] - [.B2:.B501]))" office:value-type="float" office:value="24914" calcext:value-type="float">
            <text:p>24914</text:p>
          </table:table-cell>
          <table:table-cell table:style-name="ce1" table:number-matrix-columns-spanned="1" table:number-matrix-rows-spanned="1" table:formula="of:=SUM(ABS([.P2:.P501] - [.B2:.B501]))" office:value-type="float" office:value="24907" calcext:value-type="float">
            <text:p>24907</text:p>
          </table:table-cell>
          <table:table-cell table:style-name="ce1" table:number-matrix-columns-spanned="1" table:number-matrix-rows-spanned="1" table:formula="of:=SUM(ABS([.Q2:.Q501] - [.B2:.B501]))" office:value-type="float" office:value="24907" calcext:value-type="float">
            <text:p>24907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2.17477084242689" calcext:value-type="float">
            <text:p>2.174771</text:p>
          </table:table-cell>
          <table:table-cell table:style-name="ce4" table:formula="of:=[.D503] / [.B502]" office:value-type="float" office:value="2.17721518987342" calcext:value-type="float">
            <text:p>2.177215</text:p>
          </table:table-cell>
          <table:table-cell table:style-name="ce4" table:formula="of:=[.E503] / [.B502]" office:value-type="float" office:value="2.171017023134" calcext:value-type="float">
            <text:p>2.171017</text:p>
          </table:table-cell>
          <table:table-cell table:style-name="ce4" table:formula="of:=[.F503] / [.B502]" office:value-type="float" office:value="2.17005674378001" calcext:value-type="float">
            <text:p>2.170057</text:p>
          </table:table-cell>
          <table:table-cell table:style-name="ce4" table:formula="of:=[.G503] / [.B502]" office:value-type="float" office:value="2.17110432125709" calcext:value-type="float">
            <text:p>2.171104</text:p>
          </table:table-cell>
          <table:table-cell table:style-name="ce4" table:formula="of:=[.H503] / [.B502]" office:value-type="float" office:value="2.17590571802706" calcext:value-type="float">
            <text:p>2.175906</text:p>
          </table:table-cell>
          <table:table-cell table:style-name="ce4" table:formula="of:=[.I503] / [.B502]" office:value-type="float" office:value="2.17319947621126" calcext:value-type="float">
            <text:p>2.173199</text:p>
          </table:table-cell>
          <table:table-cell table:style-name="ce4" table:formula="of:=[.J503] / [.B502]" office:value-type="float" office:value="2.17520733304234" calcext:value-type="float">
            <text:p>2.175207</text:p>
          </table:table-cell>
          <table:table-cell table:style-name="ce4" table:formula="of:=[.K503] / [.B502]" office:value-type="float" office:value="2.17538192928852" calcext:value-type="float">
            <text:p>2.175382</text:p>
          </table:table-cell>
          <table:table-cell table:style-name="ce4" table:formula="of:=[.L503] / [.B502]" office:value-type="float" office:value="2.17625491051942" calcext:value-type="float">
            <text:p>2.176255</text:p>
          </table:table-cell>
          <table:table-cell table:style-name="ce4" table:formula="of:=[.M503] / [.B502]" office:value-type="float" office:value="2.17529463116543" calcext:value-type="float">
            <text:p>2.175295</text:p>
          </table:table-cell>
          <table:table-cell table:style-name="ce4" table:formula="of:=[.N503] / [.B502]" office:value-type="float" office:value="2.17485814054998" calcext:value-type="float">
            <text:p>2.174858</text:p>
          </table:table-cell>
          <table:table-cell table:style-name="ce4" table:formula="of:=[.O503] / [.B502]" office:value-type="float" office:value="2.17494543867307" calcext:value-type="float">
            <text:p>2.174945</text:p>
          </table:table-cell>
          <table:table-cell table:style-name="ce4" table:formula="of:=[.P503] / [.B502]" office:value-type="float" office:value="2.17433435181144" calcext:value-type="float">
            <text:p>2.174334</text:p>
          </table:table-cell>
          <table:table-cell table:style-name="ce4" table:formula="of:=[.Q503] / [.B502]" office:value-type="float" office:value="2.17433435181144" calcext:value-type="float">
            <text:p>2.174334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6.4672030828515" calcext:value-type="float">
            <text:p>56.467203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6.232744908994" calcext:value-type="float">
            <text:p>56.232745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6.1807561002876" calcext:value-type="float">
            <text:p>56.180756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6.1202222376214" calcext:value-type="float">
            <text:p>56.120222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56.1869059479162" calcext:value-type="float">
            <text:p>56.186906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56.336413623872" calcext:value-type="float">
            <text:p>56.336414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56.2473382125768" calcext:value-type="float">
            <text:p>56.247338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56.3432200357771" calcext:value-type="float">
            <text:p>56.34322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56.3312325091509" calcext:value-type="float">
            <text:p>56.33123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56.413986173643" calcext:value-type="float">
            <text:p>56.413986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56.41656763753" calcext:value-type="float">
            <text:p>56.416568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56.4412944925964" calcext:value-type="float">
            <text:p>56.441294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56.4751840722985" calcext:value-type="float">
            <text:p>56.475184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56.4716867465459" calcext:value-type="float">
            <text:p>56.471687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56.4716867465459" calcext:value-type="float">
            <text:p>56.471687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174771" calcext:value-type="float">
            <text:p>2.174771</text:p>
          </table:table-cell>
          <table:table-cell office:value-type="float" office:value="56.467203" calcext:value-type="float">
            <text:p>56.467203</text:p>
          </table:table-cell>
          <table:table-cell office:value-type="float" office:value="24912" calcext:value-type="float">
            <text:p>2491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49.824" calcext:value-type="float">
            <text:p>49.824</text:p>
          </table:table-cell>
          <table:table-cell table:number-columns-repeated="1017"/>
        </table:table-row>
      </table:table>
      <table:table table:name="Mun100x100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Roads100x10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5" table:number-columns-repeated="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1.00-100x1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2" office:value-type="float" office:value="1045" calcext:value-type="float">
            <text:p>10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table:number-columns-repeated="2" office:value-type="float" office:value="8068" calcext:value-type="float">
            <text:p>80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2" office:value-type="float" office:value="1417" calcext:value-type="float">
            <text:p>14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2"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262" calcext:value-type="float">
            <text:p>11262</text:p>
          </table:table-cell>
          <table:table-cell table:number-columns-repeated="2" office:value-type="float" office:value="13126" calcext:value-type="float">
            <text:p>131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table:number-columns-repeated="2" office:value-type="float" office:value="12588" calcext:value-type="float">
            <text:p>125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2" office:value-type="float" office:value="1505" calcext:value-type="float">
            <text:p>15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table:number-columns-repeated="2" office:value-type="float" office:value="2198" calcext:value-type="float">
            <text:p>219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table:number-columns-repeated="2" office:value-type="float" office:value="2907" calcext:value-type="float">
            <text:p>29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47" calcext:value-type="float">
            <text:p>8247</text:p>
          </table:table-cell>
          <table:table-cell table:number-columns-repeated="2" office:value-type="float" office:value="8469" calcext:value-type="float">
            <text:p>84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65" calcext:value-type="float">
            <text:p>24565</text:p>
          </table:table-cell>
          <table:table-cell table:number-columns-repeated="2" office:value-type="float" office:value="24801" calcext:value-type="float">
            <text:p>248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table:number-columns-repeated="2" office:value-type="float" office:value="5238" calcext:value-type="float">
            <text:p>52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table:number-columns-repeated="2" office:value-type="float" office:value="4565" calcext:value-type="float">
            <text:p>456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095" calcext:value-type="float">
            <text:p>37095</text:p>
          </table:table-cell>
          <table:table-cell table:number-columns-repeated="2" office:value-type="float" office:value="37549" calcext:value-type="float">
            <text:p>375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51" calcext:value-type="float">
            <text:p>10551</text:p>
          </table:table-cell>
          <table:table-cell table:number-columns-repeated="2" office:value-type="float" office:value="10673" calcext:value-type="float">
            <text:p>106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2" office:value-type="float" office:value="5071" calcext:value-type="float">
            <text:p>50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481" calcext:value-type="float">
            <text:p>48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office:value-type="float" office:value="4922" calcext:value-type="float">
            <text:p>4922</text:p>
          </table:table-cell>
          <table:table-cell office:value-type="float" office:value="4921" calcext:value-type="float">
            <text:p>49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number-columns-repeated="2" office:value-type="float" office:value="3985" calcext:value-type="float">
            <text:p>398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" office:value-type="float" office:value="1115" calcext:value-type="float">
            <text:p>11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table:number-columns-repeated="2" office:value-type="float" office:value="3846" calcext:value-type="float">
            <text:p>38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53" calcext:value-type="float">
            <text:p>26053</text:p>
          </table:table-cell>
          <table:table-cell table:number-columns-repeated="2" office:value-type="float" office:value="26064" calcext:value-type="float">
            <text:p>260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790" calcext:value-type="float">
            <text:p>82790</text:p>
          </table:table-cell>
          <table:table-cell table:number-columns-repeated="2" office:value-type="float" office:value="82530" calcext:value-type="float">
            <text:p>825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number-columns-repeated="2" office:value-type="float" office:value="4483" calcext:value-type="float">
            <text:p>44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table:number-columns-repeated="2" office:value-type="float" office:value="6413" calcext:value-type="float">
            <text:p>64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table:number-columns-repeated="2" office:value-type="float" office:value="1193" calcext:value-type="float">
            <text:p>119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665" calcext:value-type="float">
            <text:p>10665</text:p>
          </table:table-cell>
          <table:table-cell table:number-columns-repeated="2" office:value-type="float" office:value="10271" calcext:value-type="float">
            <text:p>1027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60" calcext:value-type="float">
            <text:p>25460</text:p>
          </table:table-cell>
          <table:table-cell table:number-columns-repeated="2" office:value-type="float" office:value="24789" calcext:value-type="float">
            <text:p>2478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number-columns-repeated="2" office:value-type="float" office:value="2395" calcext:value-type="float">
            <text:p>23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347" calcext:value-type="float">
            <text:p>91347</text:p>
          </table:table-cell>
          <table:table-cell table:number-columns-repeated="2" office:value-type="float" office:value="89625" calcext:value-type="float">
            <text:p>896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25" calcext:value-type="float">
            <text:p>27725</text:p>
          </table:table-cell>
          <table:table-cell table:number-columns-repeated="2" office:value-type="float" office:value="21375" calcext:value-type="float">
            <text:p>213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68" calcext:value-type="float">
            <text:p>18768</text:p>
          </table:table-cell>
          <table:table-cell table:number-columns-repeated="2" office:value-type="float" office:value="19188" calcext:value-type="float">
            <text:p>191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01" calcext:value-type="float">
            <text:p>34701</text:p>
          </table:table-cell>
          <table:table-cell office:value-type="float" office:value="25896" calcext:value-type="float">
            <text:p>25896</text:p>
          </table:table-cell>
          <table:table-cell office:value-type="float" office:value="25897" calcext:value-type="float">
            <text:p>258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32" calcext:value-type="float">
            <text:p>24532</text:p>
          </table:table-cell>
          <table:table-cell table:number-columns-repeated="2" office:value-type="float" office:value="24500" calcext:value-type="float">
            <text:p>2450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table:number-columns-repeated="2" office:value-type="float" office:value="2864" calcext:value-type="float">
            <text:p>28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317" calcext:value-type="float">
            <text:p>12317</text:p>
          </table:table-cell>
          <table:table-cell table:number-columns-repeated="2" office:value-type="float" office:value="8969" calcext:value-type="float">
            <text:p>89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684" calcext:value-type="float">
            <text:p>68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table:number-columns-repeated="2" office:value-type="float" office:value="4127" calcext:value-type="float">
            <text:p>41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table:number-columns-repeated="2" office:value-type="float" office:value="2367" calcext:value-type="float">
            <text:p>23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table:number-columns-repeated="2" office:value-type="float" office:value="1615" calcext:value-type="float">
            <text:p>16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2" office:value-type="float" office:value="3869" calcext:value-type="float">
            <text:p>38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70" calcext:value-type="float">
            <text:p>8270</text:p>
          </table:table-cell>
          <table:table-cell table:number-columns-repeated="2" office:value-type="float" office:value="7817" calcext:value-type="float">
            <text:p>781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 table:number-columns-repeated="2" office:value-type="float" office:value="10877" calcext:value-type="float">
            <text:p>108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2" office:value-type="float" office:value="637" calcext:value-type="float">
            <text:p>6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table:number-columns-repeated="2" office:value-type="float" office:value="2324" calcext:value-type="float">
            <text:p>23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926" calcext:value-type="float">
            <text:p>92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table:number-columns-repeated="2"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table:number-columns-repeated="2" office:value-type="float" office:value="2353" calcext:value-type="float">
            <text:p>23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65" calcext:value-type="float">
            <text:p>8365</text:p>
          </table:table-cell>
          <table:table-cell table:number-columns-repeated="2" office:value-type="float" office:value="3865" calcext:value-type="float">
            <text:p>386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2" office:value-type="float" office:value="844" calcext:value-type="float">
            <text:p>8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2" office:value-type="float" office:value="892" calcext:value-type="float">
            <text:p>8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2" office:value-type="float" office:value="2072" calcext:value-type="float">
            <text:p>2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number-columns-repeated="2" office:value-type="float" office:value="2038" calcext:value-type="float">
            <text:p>20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474" calcext:value-type="float">
            <text:p>4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table:number-columns-repeated="2" office:value-type="float" office:value="3623" calcext:value-type="float">
            <text:p>36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table:number-columns-repeated="2" office:value-type="float" office:value="6241" calcext:value-type="float">
            <text:p>62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3595" calcext:value-type="float">
            <text:p>35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table:number-columns-repeated="2"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table:number-columns-repeated="2" office:value-type="float" office:value="5879" calcext:value-type="float">
            <text:p>58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2" office:value-type="float" office:value="462" calcext:value-type="float">
            <text:p>4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2" office:value-type="float" office:value="439" calcext:value-type="float">
            <text:p>4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2" office:value-type="float" office:value="2126" calcext:value-type="float">
            <text:p>21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392" calcext:value-type="float">
            <text:p>8392</text:p>
          </table:table-cell>
          <table:table-cell table:number-columns-repeated="2" office:value-type="float" office:value="8009" calcext:value-type="float">
            <text:p>80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number-columns-repeated="2" office:value-type="float" office:value="566" calcext:value-type="float">
            <text:p>5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478" calcext:value-type="float">
            <text:p>12478</text:p>
          </table:table-cell>
          <table:table-cell table:number-columns-repeated="2" office:value-type="float" office:value="12113" calcext:value-type="float">
            <text:p>121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2" office:value-type="float" office:value="1055" calcext:value-type="float">
            <text:p>10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table:number-columns-repeated="2" office:value-type="float" office:value="7304" calcext:value-type="float">
            <text:p>730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2" office:value-type="float" office:value="1579" calcext:value-type="float">
            <text:p>15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2" office:value-type="float" office:value="2237" calcext:value-type="float">
            <text:p>22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table:number-columns-repeated="2" office:value-type="float" office:value="6564" calcext:value-type="float">
            <text:p>65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156" calcext:value-type="float">
            <text:p>36156</text:p>
          </table:table-cell>
          <table:table-cell table:number-columns-repeated="2" office:value-type="float" office:value="36571" calcext:value-type="float">
            <text:p>3657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2" office:value-type="float" office:value="4769" calcext:value-type="float">
            <text:p>476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843" calcext:value-type="float">
            <text:p>9843</text:p>
          </table:table-cell>
          <table:table-cell table:number-columns-repeated="2" office:value-type="float" office:value="9193" calcext:value-type="float">
            <text:p>91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number-columns-repeated="2"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table:number-columns-repeated="2" office:value-type="float" office:value="1530" calcext:value-type="float">
            <text:p>153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01" calcext:value-type="float">
            <text:p>21501</text:p>
          </table:table-cell>
          <table:table-cell table:number-columns-repeated="2" office:value-type="float" office:value="19364" calcext:value-type="float">
            <text:p>193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533" calcext:value-type="float">
            <text:p>53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table:number-columns-repeated="2" office:value-type="float" office:value="2153" calcext:value-type="float">
            <text:p>215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747" calcext:value-type="float">
            <text:p>11747</text:p>
          </table:table-cell>
          <table:table-cell table:number-columns-repeated="2" office:value-type="float" office:value="12468" calcext:value-type="float">
            <text:p>124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150" calcext:value-type="float">
            <text:p>10150</text:p>
          </table:table-cell>
          <table:table-cell table:number-columns-repeated="2" office:value-type="float" office:value="9982" calcext:value-type="float">
            <text:p>99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240" calcext:value-type="float">
            <text:p>26240</text:p>
          </table:table-cell>
          <table:table-cell table:number-columns-repeated="2" office:value-type="float" office:value="17176" calcext:value-type="float">
            <text:p>1717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number-columns-repeated="2" office:value-type="float" office:value="1121" calcext:value-type="float">
            <text:p>11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2" office:value-type="float" office:value="1219" calcext:value-type="float">
            <text:p>121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table:number-columns-repeated="2" office:value-type="float" office:value="3432" calcext:value-type="float">
            <text:p>343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table:number-columns-repeated="2" office:value-type="float" office:value="2848" calcext:value-type="float">
            <text:p>28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table:number-columns-repeated="2" office:value-type="float" office:value="2737" calcext:value-type="float">
            <text:p>27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number-columns-repeated="2" office:value-type="float" office:value="787" calcext:value-type="float">
            <text:p>78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2" office:value-type="float" office:value="10599" calcext:value-type="float">
            <text:p>1059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2" office:value-type="float" office:value="1122" calcext:value-type="float">
            <text:p>11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table:number-columns-repeated="2" office:value-type="float" office:value="8452" calcext:value-type="float">
            <text:p>84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number-columns-repeated="2" office:value-type="float" office:value="1248" calcext:value-type="float">
            <text:p>124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2" office:value-type="float" office:value="592" calcext:value-type="float">
            <text:p>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2" office:value-type="float" office:value="2180" calcext:value-type="float">
            <text:p>21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number-columns-repeated="2"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table:number-columns-repeated="2" office:value-type="float" office:value="1323" calcext:value-type="float">
            <text:p>132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198" calcext:value-type="float">
            <text:p>60198</text:p>
          </table:table-cell>
          <table:table-cell table:number-columns-repeated="2" office:value-type="float" office:value="61655" calcext:value-type="float">
            <text:p>6165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5193" calcext:value-type="float">
            <text:p>51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106" calcext:value-type="float">
            <text:p>11106</text:p>
          </table:table-cell>
          <table:table-cell table:number-columns-repeated="2" office:value-type="float" office:value="10659" calcext:value-type="float">
            <text:p>106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table:number-columns-repeated="2" office:value-type="float" office:value="5992" calcext:value-type="float">
            <text:p>599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17" calcext:value-type="float">
            <text:p>19117</text:p>
          </table:table-cell>
          <table:table-cell table:number-columns-repeated="2" office:value-type="float" office:value="16696" calcext:value-type="float">
            <text:p>16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2" office:value-type="float" office:value="988" calcext:value-type="float">
            <text:p>98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table:number-columns-repeated="2" office:value-type="float" office:value="3135" calcext:value-type="float">
            <text:p>313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2" office:value-type="float" office:value="527" calcext:value-type="float">
            <text:p>52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2" office:value-type="float" office:value="339" calcext:value-type="float">
            <text:p>33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2" office:value-type="float" office:value="1951" calcext:value-type="float">
            <text:p>19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2" office:value-type="float" office:value="2002" calcext:value-type="float">
            <text:p>20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table:number-columns-repeated="2" office:value-type="float" office:value="2511" calcext:value-type="float">
            <text:p>25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2" office:value-type="float" office:value="597" calcext:value-type="float">
            <text:p>5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2" office:value-type="float" office:value="915" calcext:value-type="float">
            <text:p>915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number-columns-repeated="2" office:value-type="float" office:value="2201" calcext:value-type="float">
            <text:p>22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table:number-columns-repeated="2" office:value-type="float" office:value="4471" calcext:value-type="float">
            <text:p>447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2" office:value-type="float" office:value="473" calcext:value-type="float">
            <text:p>473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table:number-columns-repeated="2" office:value-type="float" office:value="3482" calcext:value-type="float">
            <text:p>3482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2" office:value-type="float" office:value="5304" calcext:value-type="float">
            <text:p>5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number-columns-repeated="2" office:value-type="float" office:value="611" calcext:value-type="float">
            <text:p>6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926083" calcext:value-type="float">
            <text:p>926083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12357" calcext:value-type="float">
            <text:p>112357</text:p>
          </table:table-cell>
          <table:table-cell table:style-name="ce3" table:number-matrix-columns-spanned="1" table:number-matrix-rows-spanned="1" table:formula="of:=SUM(ABS([.D2:.D501] - [.B2:.B501]))" office:value-type="float" office:value="112353" calcext:value-type="float">
            <text:p>112353</text:p>
          </table:table-cell>
          <table:table-cell table:style-name="ce3" table:number-matrix-columns-spanned="1" table:number-matrix-rows-spanned="1" table:formula="of:=SUM(ABS([.E2:.E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F2:.F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G2:.G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H2:.H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I2:.I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J2:.J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K2:.K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L2:.L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M2:.M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N2:.N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O2:.O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P2:.P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Q2:.Q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R2:.R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S2:.S501] - [.B2:.B501]))" office:value-type="float" office:value="926083" calcext:value-type="float">
            <text:p>926083</text:p>
          </table:table-cell>
          <table:table-cell table:style-name="ce1" table:number-matrix-columns-spanned="1" table:number-matrix-rows-spanned="1" table:formula="of:=SUM(ABS([.T2:.T501] - [.B2:.B501]))" office:value-type="float" office:value="926083" calcext:value-type="float">
            <text:p>926083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121324978430659" calcext:value-type="float">
            <text:p>0.121325</text:p>
          </table:table-cell>
          <table:table-cell table:style-name="ce4" table:formula="of:=[.D503] / [.B502]" office:value-type="float" office:value="0.12132065916338" calcext:value-type="float">
            <text:p>0.121321</text:p>
          </table:table-cell>
          <table:table-cell table:style-name="ce4" table:formula="of:=[.E503] / [.B502]" office:value-type="float" office:value="1" calcext:value-type="float">
            <text:p>1.000000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formula="of:=[.R503] / [.B502]" office:value-type="float" office:value="1" calcext:value-type="float">
            <text:p>1.000000</text:p>
          </table:table-cell>
          <table:table-cell table:style-name="ce4" table:formula="of:=[.S503] / [.B502]" office:value-type="float" office:value="1" calcext:value-type="float">
            <text:p>1.000000</text:p>
          </table:table-cell>
          <table:table-cell table:style-name="ce4" table:formula="of:=[.T503] / [.B502]" office:value-type="float" office:value="1" calcext:value-type="float">
            <text:p>1.000000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833.863816341734" calcext:value-type="float">
            <text:p>833.863816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833.839619809471" calcext:value-type="float">
            <text:p>833.83962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7545.29717495898" calcext:value-type="float">
            <text:p>7545.297175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7545.29717495898" calcext:value-type="float">
            <text:p>7545.297175</text:p>
          </table:table-cell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833.863816" calcext:value-type="float">
            <text:p>833.863816</text:p>
          </table:table-cell>
          <table:table-cell office:value-type="float" office:value="112357" calcext:value-type="float">
            <text:p>112357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224.714" calcext:value-type="float">
            <text:p>224.714</text:p>
          </table:table-cell>
          <table:table-cell table:number-columns-repeated="1017"/>
        </table:table-row>
      </table:table>
      <table:table table:name="Sheet8" table:style-name="ta1">
        <office:forms form:automatic-focus="false" form:apply-design-mode="false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1" calcext:value-type="float">
            <text:p>24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1" calcext:value-type="float">
            <text:p>30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5" calcext:value-type="float">
            <text:p>275</text:p>
          </table:table-cell>
          <table:table-cell table:number-columns-repeated="5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2" calcext:value-type="float">
            <text:p>272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number-columns-repeated="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8" calcext:value-type="float">
            <text:p>248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5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5" calcext:value-type="float">
            <text:p>31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23" calcext:value-type="float">
            <text:p>323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0" calcext:value-type="float">
            <text:p>28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5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7" calcext:value-type="float">
            <text:p>43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4" calcext:value-type="float">
            <text:p>29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5" calcext:value-type="float">
            <text:p>30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table:number-columns-repeated="5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table:number-columns-repeated="5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2" calcext:value-type="float">
            <text:p>40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table:number-columns-repeated="5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" calcext:value-type="float">
            <text:p>168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number-columns-repeated="5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1" calcext:value-type="float">
            <text:p>37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table:number-columns-repeated="5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7" calcext:value-type="float">
            <text:p>237</text:p>
          </table:table-cell>
          <table:table-cell table:number-columns-repeated="5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7" calcext:value-type="float">
            <text:p>217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8" calcext:value-type="float">
            <text:p>25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4" calcext:value-type="float">
            <text:p>15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" calcext:value-type="float">
            <text:p>199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7" calcext:value-type="float">
            <text:p>257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95" calcext:value-type="float">
            <text:p>395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0" calcext:value-type="float">
            <text:p>400</text:p>
          </table:table-cell>
          <table:table-cell table:number-columns-repeated="5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" calcext:value-type="float">
            <text:p>19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2" calcext:value-type="float">
            <text:p>372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7" calcext:value-type="float">
            <text:p>277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5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8" calcext:value-type="float">
            <text:p>18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8" calcext:value-type="float">
            <text:p>408</text:p>
          </table:table-cell>
          <table:table-cell table:number-columns-repeated="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2" calcext:value-type="float">
            <text:p>332</text:p>
          </table:table-cell>
          <table:table-cell table:number-columns-repeated="5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1" calcext:value-type="float">
            <text:p>45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number-columns-repeated="5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8" calcext:value-type="float">
            <text:p>23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7" calcext:value-type="float">
            <text:p>167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6" calcext:value-type="float">
            <text:p>27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7" calcext:value-type="float">
            <text:p>247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number-columns-repeated="5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6" calcext:value-type="float">
            <text:p>236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table:number-columns-repeated="5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53"/>
        </table:table-row>
      </table:table>
      <table:table table:name="Crops100x10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91x98</text:p>
          </table:table-cell>
          <table:table-cell office:value-type="string" calcext:value-type="string">
            <text:p>estimativaRG-0.53-91x98</text:p>
          </table:table-cell>
          <table:table-cell office:value-type="string" calcext:value-type="string">
            <text:p>estimativaRG-0.56-91x98</text:p>
          </table:table-cell>
          <table:table-cell office:value-type="string" calcext:value-type="string">
            <text:p>estimativaRG-0.60-91x98</text:p>
          </table:table-cell>
          <table:table-cell office:value-type="string" calcext:value-type="string">
            <text:p>estimativaRG-0.63-91x98</text:p>
          </table:table-cell>
          <table:table-cell office:value-type="string" calcext:value-type="string">
            <text:p>estimativaRG-0.66-91x98</text:p>
          </table:table-cell>
          <table:table-cell office:value-type="string" calcext:value-type="string">
            <text:p>estimativaRG-0.70-91x98</text:p>
          </table:table-cell>
          <table:table-cell office:value-type="string" calcext:value-type="string">
            <text:p>estimativaRG-0.73-91x98</text:p>
          </table:table-cell>
          <table:table-cell office:value-type="string" calcext:value-type="string">
            <text:p>estimativaRG-0.76-91x98</text:p>
          </table:table-cell>
          <table:table-cell office:value-type="string" calcext:value-type="string">
            <text:p>estimativaRG-0.80-91x98</text:p>
          </table:table-cell>
          <table:table-cell office:value-type="string" calcext:value-type="string">
            <text:p>estimativaRG-1.00-91x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2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2" office:value-type="float" office:value="379" calcext:value-type="float">
            <text:p>37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204" calcext:value-type="float">
            <text:p>20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number-columns-repeated="12" office:value-type="float" office:value="1700" calcext:value-type="float">
            <text:p>17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12" office:value-type="float" office:value="421" calcext:value-type="float">
            <text:p>42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2" office:value-type="float" office:value="1044" calcext:value-type="float">
            <text:p>104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12" office:value-type="float" office:value="2449" calcext:value-type="float">
            <text:p>244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2"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2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table:number-columns-repeated="12" office:value-type="float" office:value="2248" calcext:value-type="float">
            <text:p>224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12" office:value-type="float" office:value="246" calcext:value-type="float">
            <text:p>24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table:number-columns-repeated="12" office:value-type="float" office:value="2346" calcext:value-type="float">
            <text:p>234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2"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2" office:value-type="float" office:value="1195" calcext:value-type="float">
            <text:p>1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2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12" office:value-type="float" office:value="1128" calcext:value-type="float">
            <text:p>1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2" office:value-type="float" office:value="184" calcext:value-type="float">
            <text:p>18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table:number-columns-repeated="12" office:value-type="float" office:value="3686" calcext:value-type="float">
            <text:p>368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2"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2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2" office:value-type="float" office:value="656" calcext:value-type="float">
            <text:p>65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2"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2"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12" office:value-type="float" office:value="1033" calcext:value-type="float">
            <text:p>103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12" office:value-type="float" office:value="2258" calcext:value-type="float">
            <text:p>225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12" office:value-type="float" office:value="252" calcext:value-type="float">
            <text:p>25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table:number-columns-repeated="12" office:value-type="float" office:value="2986" calcext:value-type="float">
            <text:p>298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2" office:value-type="float" office:value="632" calcext:value-type="float">
            <text:p>63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12" office:value-type="float" office:value="1214" calcext:value-type="float">
            <text:p>12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12" office:value-type="float" office:value="687" calcext:value-type="float">
            <text:p>6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12" office:value-type="float" office:value="1286" calcext:value-type="float">
            <text:p>128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table:number-columns-repeated="12" office:value-type="float" office:value="2448" calcext:value-type="float">
            <text:p>244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12" office:value-type="float" office:value="1541" calcext:value-type="float">
            <text:p>154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table:number-columns-repeated="12" office:value-type="float" office:value="3248" calcext:value-type="float">
            <text:p>324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table:number-columns-repeated="12" office:value-type="float" office:value="2187" calcext:value-type="float">
            <text:p>218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2" office:value-type="float" office:value="184" calcext:value-type="float">
            <text:p>18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2" office:value-type="float" office:value="330" calcext:value-type="float">
            <text:p>33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table:number-columns-repeated="12" office:value-type="float" office:value="2161" calcext:value-type="float">
            <text:p>216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number-columns-repeated="12" office:value-type="float" office:value="2829" calcext:value-type="float">
            <text:p>282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number-columns-repeated="12" office:value-type="float" office:value="2396" calcext:value-type="float">
            <text:p>239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2" office:value-type="float" office:value="79" calcext:value-type="float">
            <text:p>7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12" office:value-type="float" office:value="327" calcext:value-type="float">
            <text:p>32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12" office:value-type="float" office:value="582" calcext:value-type="float">
            <text:p>5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2" office:value-type="float" office:value="495" calcext:value-type="float">
            <text:p>4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12" office:value-type="float" office:value="702" calcext:value-type="float">
            <text:p>7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2" office:value-type="float" office:value="122" calcext:value-type="float">
            <text:p>1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2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2"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12" office:value-type="float" office:value="269" calcext:value-type="float">
            <text:p>26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12" office:value-type="float" office:value="678" calcext:value-type="float">
            <text:p>67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12" office:value-type="float" office:value="1079" calcext:value-type="float">
            <text:p>107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2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2"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2" office:value-type="float" office:value="210" calcext:value-type="float">
            <text:p>2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12" office:value-type="float" office:value="683" calcext:value-type="float">
            <text:p>68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table:number-columns-repeated="12" office:value-type="float" office:value="2051" calcext:value-type="float">
            <text:p>205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12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2" office:value-type="float" office:value="464" calcext:value-type="float">
            <text:p>46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number-columns-repeated="12" office:value-type="float" office:value="2630" calcext:value-type="float">
            <text:p>263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12" office:value-type="float" office:value="712" calcext:value-type="float">
            <text:p>7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number-columns-repeated="12" office:value-type="float" office:value="1842" calcext:value-type="float">
            <text:p>184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number-columns-repeated="12" office:value-type="float" office:value="1493" calcext:value-type="float">
            <text:p>149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2" office:value-type="float" office:value="218" calcext:value-type="float">
            <text:p>21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12" office:value-type="float" office:value="1200" calcext:value-type="float">
            <text:p>120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2" office:value-type="float" office:value="460" calcext:value-type="float">
            <text:p>46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11"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2" office:value-type="float" office:value="278" calcext:value-type="float">
            <text:p>27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2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2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2" office:value-type="float" office:value="672" calcext:value-type="float">
            <text:p>67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number-columns-repeated="12" office:value-type="float" office:value="1850" calcext:value-type="float">
            <text:p>18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2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2" office:value-type="float" office:value="357" calcext:value-type="float">
            <text:p>35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12" office:value-type="float" office:value="912" calcext:value-type="float">
            <text:p>9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2" office:value-type="float" office:value="195" calcext:value-type="float">
            <text:p>19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12" office:value-type="float" office:value="881" calcext:value-type="float">
            <text:p>8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12" office:value-type="float" office:value="1975" calcext:value-type="float">
            <text:p>197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2" office:value-type="float" office:value="171" calcext:value-type="float">
            <text:p>17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12" office:value-type="float" office:value="568" calcext:value-type="float">
            <text:p>56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12" office:value-type="float" office:value="187" calcext:value-type="float">
            <text:p>1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12" office:value-type="float" office:value="674" calcext:value-type="float">
            <text:p>67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number-columns-repeated="12" office:value-type="float" office:value="890" calcext:value-type="float">
            <text:p>89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2"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2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12" office:value-type="float" office:value="2250" calcext:value-type="float">
            <text:p>22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2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2" office:value-type="float" office:value="429" calcext:value-type="float">
            <text:p>42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2" office:value-type="float" office:value="209" calcext:value-type="float">
            <text:p>20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2"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2"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2" office:value-type="float" office:value="138" calcext:value-type="float">
            <text:p>13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12" office:value-type="float" office:value="2411" calcext:value-type="float">
            <text:p>24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table:number-columns-repeated="12" office:value-type="float" office:value="1963" calcext:value-type="float">
            <text:p>196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2" office:value-type="float" office:value="434" calcext:value-type="float">
            <text:p>43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12" office:value-type="float" office:value="2185" calcext:value-type="float">
            <text:p>218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number-columns-repeated="12" office:value-type="float" office:value="950" calcext:value-type="float">
            <text:p>9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12" office:value-type="float" office:value="986" calcext:value-type="float">
            <text:p>98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12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12" office:value-type="float" office:value="1382" calcext:value-type="float">
            <text:p>13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12" office:value-type="float" office:value="1154" calcext:value-type="float">
            <text:p>115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12" office:value-type="float" office:value="1971" calcext:value-type="float">
            <text:p>197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12" office:value-type="float" office:value="279" calcext:value-type="float">
            <text:p>27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2" office:value-type="float" office:value="836" calcext:value-type="float">
            <text:p>83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number-columns-repeated="12" office:value-type="float" office:value="1775" calcext:value-type="float">
            <text:p>177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12" office:value-type="float" office:value="460" calcext:value-type="float">
            <text:p>46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table:number-columns-repeated="12" office:value-type="float" office:value="1757" calcext:value-type="float">
            <text:p>175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table:number-columns-repeated="12" office:value-type="float" office:value="2143" calcext:value-type="float">
            <text:p>214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table:number-columns-repeated="12" office:value-type="float" office:value="3725" calcext:value-type="float">
            <text:p>372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191" calcext:value-type="float">
            <text:p>19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12" office:value-type="float" office:value="2643" calcext:value-type="float">
            <text:p>264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2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2" office:value-type="float" office:value="196" calcext:value-type="float">
            <text:p>19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12" office:value-type="float" office:value="739" calcext:value-type="float">
            <text:p>7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2"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2" office:value-type="float" office:value="229" calcext:value-type="float">
            <text:p>22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12" office:value-type="float" office:value="136" calcext:value-type="float">
            <text:p>13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12" office:value-type="float" office:value="553" calcext:value-type="float">
            <text:p>55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12" office:value-type="float" office:value="287" calcext:value-type="float">
            <text:p>28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2"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12" office:value-type="float" office:value="1467" calcext:value-type="float">
            <text:p>146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12" office:value-type="float" office:value="238" calcext:value-type="float">
            <text:p>23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2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2" office:value-type="float" office:value="212" calcext:value-type="float">
            <text:p>2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2" office:value-type="float" office:value="372" calcext:value-type="float">
            <text:p>37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2" office:value-type="float" office:value="212" calcext:value-type="float">
            <text:p>21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12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12" office:value-type="float" office:value="330" calcext:value-type="float">
            <text:p>33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2" office:value-type="float" office:value="443" calcext:value-type="float">
            <text:p>44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12" office:value-type="float" office:value="941" calcext:value-type="float">
            <text:p>94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number-columns-repeated="12" office:value-type="float" office:value="1965" calcext:value-type="float">
            <text:p>196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2" office:value-type="float" office:value="181" calcext:value-type="float">
            <text:p>18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2"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2"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2" office:value-type="float" office:value="268" calcext:value-type="float">
            <text:p>26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number-columns-repeated="12" office:value-type="float" office:value="746" calcext:value-type="float">
            <text:p>74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table:number-columns-repeated="12" office:value-type="float" office:value="1873" calcext:value-type="float">
            <text:p>187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2" office:value-type="float" office:value="118" calcext:value-type="float">
            <text:p>118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2"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number-columns-repeated="12" office:value-type="float" office:value="718" calcext:value-type="float">
            <text:p>71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2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2" office:value-type="float" office:value="104" calcext:value-type="float">
            <text:p>10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2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2" office:value-type="float" office:value="502" calcext:value-type="float">
            <text:p>5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12" office:value-type="float" office:value="353" calcext:value-type="float">
            <text:p>35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2" office:value-type="float" office:value="224" calcext:value-type="float">
            <text:p>22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12" office:value-type="float" office:value="567" calcext:value-type="float">
            <text:p>56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table:number-columns-repeated="12" office:value-type="float" office:value="1802" calcext:value-type="float">
            <text:p>180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2" office:value-type="float" office:value="800" calcext:value-type="float">
            <text:p>80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number-columns-repeated="12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number-columns-repeated="12" office:value-type="float" office:value="3209" calcext:value-type="float">
            <text:p>320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2"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2"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2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2" office:value-type="float" office:value="357" calcext:value-type="float">
            <text:p>35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559" calcext:value-type="float">
            <text:p>559</text:p>
          </table:table-cell>
          <table:table-cell table:number-columns-repeated="11" office:value-type="float" office:value="487" calcext:value-type="float">
            <text:p>48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2" office:value-type="float" office:value="224" calcext:value-type="float">
            <text:p>22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table:number-columns-repeated="12" office:value-type="float" office:value="2190" calcext:value-type="float">
            <text:p>219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12" office:value-type="float" office:value="922" calcext:value-type="float">
            <text:p>92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2"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2" office:value-type="float" office:value="157" calcext:value-type="float">
            <text:p>15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12" office:value-type="float" office:value="1357" calcext:value-type="float">
            <text:p>135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2" office:value-type="float" office:value="345" calcext:value-type="float">
            <text:p>34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2"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2" office:value-type="float" office:value="193" calcext:value-type="float">
            <text:p>19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number-columns-repeated="12" office:value-type="float" office:value="1192" calcext:value-type="float">
            <text:p>119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12" office:value-type="float" office:value="569" calcext:value-type="float">
            <text:p>56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number-columns-repeated="12" office:value-type="float" office:value="1974" calcext:value-type="float">
            <text:p>197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12" office:value-type="float" office:value="1268" calcext:value-type="float">
            <text:p>126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12" office:value-type="float" office:value="2436" calcext:value-type="float">
            <text:p>243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12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2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table:number-columns-repeated="12" office:value-type="float" office:value="3001" calcext:value-type="float">
            <text:p>300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2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number-columns-repeated="12" office:value-type="float" office:value="1481" calcext:value-type="float">
            <text:p>148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12" office:value-type="float" office:value="1903" calcext:value-type="float">
            <text:p>19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2" office:value-type="float" office:value="242" calcext:value-type="float">
            <text:p>24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2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number-columns-repeated="12" office:value-type="float" office:value="2614" calcext:value-type="float">
            <text:p>26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2" office:value-type="float" office:value="221" calcext:value-type="float">
            <text:p>22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12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2" office:value-type="float" office:value="257" calcext:value-type="float">
            <text:p>25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12" office:value-type="float" office:value="341" calcext:value-type="float">
            <text:p>34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12" office:value-type="float" office:value="1063" calcext:value-type="float">
            <text:p>106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2"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2" office:value-type="float" office:value="452" calcext:value-type="float">
            <text:p>45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table:number-columns-repeated="12" office:value-type="float" office:value="2541" calcext:value-type="float">
            <text:p>2541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2" office:value-type="float" office:value="292" calcext:value-type="float">
            <text:p>29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table:number-columns-repeated="12" office:value-type="float" office:value="1546" calcext:value-type="float">
            <text:p>154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12" office:value-type="float" office:value="1371" calcext:value-type="float">
            <text:p>137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2"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12" office:value-type="float" office:value="684" calcext:value-type="float">
            <text:p>68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12" office:value-type="float" office:value="598" calcext:value-type="float">
            <text:p>59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2" office:value-type="float" office:value="624" calcext:value-type="float">
            <text:p>6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number-columns-repeated="12"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2" office:value-type="float" office:value="122" calcext:value-type="float">
            <text:p>1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number-columns-repeated="12" office:value-type="float" office:value="1569" calcext:value-type="float">
            <text:p>156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number-columns-repeated="12" office:value-type="float" office:value="877" calcext:value-type="float">
            <text:p>87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number-columns-repeated="12" office:value-type="float" office:value="1118" calcext:value-type="float">
            <text:p>111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table:number-columns-repeated="12" office:value-type="float" office:value="1545" calcext:value-type="float">
            <text:p>154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2" office:value-type="float" office:value="145" calcext:value-type="float">
            <text:p>14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2" office:value-type="float" office:value="217" calcext:value-type="float">
            <text:p>2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2" office:value-type="float" office:value="267" calcext:value-type="float">
            <text:p>26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12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2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2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2" office:value-type="float" office:value="1079" calcext:value-type="float">
            <text:p>107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table:number-columns-repeated="12" office:value-type="float" office:value="1429" calcext:value-type="float">
            <text:p>142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2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2"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2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2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2" office:value-type="float" office:value="324" calcext:value-type="float">
            <text:p>3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table:number-columns-repeated="12" office:value-type="float" office:value="2229" calcext:value-type="float">
            <text:p>2229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2"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2" office:value-type="float" office:value="517" calcext:value-type="float">
            <text:p>5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table:number-columns-repeated="12" office:value-type="float" office:value="2853" calcext:value-type="float">
            <text:p>285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2"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2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844" calcext:value-type="float">
            <text:p>844</text:p>
          </table:table-cell>
          <table:table-cell table:number-columns-repeated="11" office:value-type="float" office:value="845" calcext:value-type="float">
            <text:p>84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2" office:value-type="float" office:value="184" calcext:value-type="float">
            <text:p>18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12" office:value-type="float" office:value="1042" calcext:value-type="float">
            <text:p>104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12" office:value-type="float" office:value="1466" calcext:value-type="float">
            <text:p>1466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12" office:value-type="float" office:value="684" calcext:value-type="float">
            <text:p>684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2" office:value-type="float" office:value="207" calcext:value-type="float">
            <text:p>2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table:number-columns-repeated="12" office:value-type="float" office:value="3324" calcext:value-type="float">
            <text:p>33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2" office:value-type="float" office:value="88" calcext:value-type="float">
            <text:p>88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2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17" calcext:value-type="float">
            <text:p>1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74624" calcext:value-type="float">
            <text:p>17462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6420" calcext:value-type="float">
            <text:p>16420</text:p>
          </table:table-cell>
          <table:table-cell table:style-name="ce3" table:number-matrix-columns-spanned="1" table:number-matrix-rows-spanned="1" table:formula="of:=SUM(ABS([.D2:.D501] - [.B2:.B501]))" office:value-type="float" office:value="16660" calcext:value-type="float">
            <text:p>16660</text:p>
          </table:table-cell>
          <table:table-cell table:style-name="ce3" table:number-matrix-columns-spanned="1" table:number-matrix-rows-spanned="1" table:formula="of:=SUM(ABS([.E2:.E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F2:.F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G2:.G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H2:.H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I2:.I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J2:.J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K2:.K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L2:.L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M2:.M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N2:.N501] - [.B2:.B501]))" office:value-type="float" office:value="16660" calcext:value-type="float">
            <text:p>16660</text:p>
          </table:table-cell>
          <table:table-cell table:style-name="ce1" table:number-matrix-columns-spanned="1" table:number-matrix-rows-spanned="1" table:formula="of:=SUM(ABS([.O2:.O501] - [.B2:.B501]))" office:value-type="float" office:value="174624" calcext:value-type="float">
            <text:p>174624</text:p>
          </table:table-cell>
          <table:table-cell table:style-name="ce1" table:number-matrix-columns-spanned="1" table:number-matrix-rows-spanned="1" table:formula="of:=SUM(ABS([.P2:.P501] - [.B2:.B501]))" office:value-type="float" office:value="174624" calcext:value-type="float">
            <text:p>174624</text:p>
          </table:table-cell>
          <table:table-cell table:style-name="ce1" table:number-matrix-columns-spanned="1" table:number-matrix-rows-spanned="1" table:formula="of:=SUM(ABS([.Q2:.Q501] - [.B2:.B501]))" office:value-type="float" office:value="174624" calcext:value-type="float">
            <text:p>174624</text:p>
          </table:table-cell>
          <table:table-cell table:style-name="ce1" table:number-matrix-columns-spanned="1" table:number-matrix-rows-spanned="1" table:formula="of:=SUM(ABS([.R2:.R501] - [.B2:.B501]))" office:value-type="float" office:value="174624" calcext:value-type="float">
            <text:p>174624</text:p>
          </table:table-cell>
          <table:table-cell table:style-name="ce1" table:number-matrix-columns-spanned="1" table:number-matrix-rows-spanned="1" table:formula="of:=SUM(ABS([.S2:.S501] - [.B2:.B501]))" office:value-type="float" office:value="174624" calcext:value-type="float">
            <text:p>174624</text:p>
          </table:table-cell>
          <table:table-cell table:style-name="ce1" table:number-matrix-columns-spanned="1" table:number-matrix-rows-spanned="1" table:formula="of:=SUM(ABS([.T2:.T501] - [.B2:.B501]))" office:value-type="float" office:value="174624" calcext:value-type="float">
            <text:p>174624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940306028953638" calcext:value-type="float">
            <text:p>0.094031</text:p>
          </table:table-cell>
          <table:table-cell table:style-name="ce4" table:formula="of:=[.D503] / [.B502]" office:value-type="float" office:value="0.095404984423676" calcext:value-type="float">
            <text:p>0.095405</text:p>
          </table:table-cell>
          <table:table-cell table:style-name="ce4" table:formula="of:=[.E503] / [.B502]" office:value-type="float" office:value="0.095404984423676" calcext:value-type="float">
            <text:p>0.095405</text:p>
          </table:table-cell>
          <table:table-cell table:style-name="ce4" table:formula="of:=[.F503] / [.B502]" office:value-type="float" office:value="0.095404984423676" calcext:value-type="float">
            <text:p>0.095405</text:p>
          </table:table-cell>
          <table:table-cell table:style-name="ce4" table:formula="of:=[.G503] / [.B502]" office:value-type="float" office:value="0.095404984423676" calcext:value-type="float">
            <text:p>0.095405</text:p>
          </table:table-cell>
          <table:table-cell table:style-name="ce4" table:formula="of:=[.H503] / [.B502]" office:value-type="float" office:value="0.095404984423676" calcext:value-type="float">
            <text:p>0.095405</text:p>
          </table:table-cell>
          <table:table-cell table:style-name="ce4" table:formula="of:=[.I503] / [.B502]" office:value-type="float" office:value="0.095404984423676" calcext:value-type="float">
            <text:p>0.095405</text:p>
          </table:table-cell>
          <table:table-cell table:style-name="ce4" table:formula="of:=[.J503] / [.B502]" office:value-type="float" office:value="0.095404984423676" calcext:value-type="float">
            <text:p>0.095405</text:p>
          </table:table-cell>
          <table:table-cell table:style-name="ce4" table:formula="of:=[.K503] / [.B502]" office:value-type="float" office:value="0.095404984423676" calcext:value-type="float">
            <text:p>0.095405</text:p>
          </table:table-cell>
          <table:table-cell table:style-name="ce4" table:formula="of:=[.L503] / [.B502]" office:value-type="float" office:value="0.095404984423676" calcext:value-type="float">
            <text:p>0.095405</text:p>
          </table:table-cell>
          <table:table-cell table:style-name="ce4" table:formula="of:=[.M503] / [.B502]" office:value-type="float" office:value="0.095404984423676" calcext:value-type="float">
            <text:p>0.095405</text:p>
          </table:table-cell>
          <table:table-cell table:style-name="ce4" table:formula="of:=[.N503] / [.B502]" office:value-type="float" office:value="0.095404984423676" calcext:value-type="float">
            <text:p>0.095405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formula="of:=[.R503] / [.B502]" office:value-type="float" office:value="1" calcext:value-type="float">
            <text:p>1.000000</text:p>
          </table:table-cell>
          <table:table-cell table:style-name="ce4" table:formula="of:=[.S503] / [.B502]" office:value-type="float" office:value="1" calcext:value-type="float">
            <text:p>1.000000</text:p>
          </table:table-cell>
          <table:table-cell table:style-name="ce4" table:formula="of:=[.T503] / [.B502]" office:value-type="float" office:value="1" calcext:value-type="float">
            <text:p>1.000000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57.0280141684769" calcext:value-type="float">
            <text:p>57.028014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57.4599129828789" calcext:value-type="float">
            <text:p>57.459913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661.032709096911" calcext:value-type="float">
            <text:p>661.032709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661.032709096911" calcext:value-type="float">
            <text:p>661.032709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661.032709096911" calcext:value-type="float">
            <text:p>661.032709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661.032709096911" calcext:value-type="float">
            <text:p>661.032709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661.032709096911" calcext:value-type="float">
            <text:p>661.032709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661.032709096911" calcext:value-type="float">
            <text:p>661.032709</text:p>
          </table:table-cell>
          <table:table-cell table:style-name="ce1" table:number-columns-repeated="1004"/>
        </table:table-row>
      </table:table>
      <table:table table:name="Municipios100x100_ignZer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3021" calcext:value-type="float">
            <text:p>0.283021</text:p>
          </table:table-cell>
          <table:table-cell office:value-type="float" office:value="9.579235" calcext:value-type="float">
            <text:p>9.579235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484" calcext:value-type="float">
            <text:p>6.484</text:p>
          </table:table-cell>
          <table:table-cell table:number-columns-repeated="1017"/>
        </table:table-row>
      </table:table>
      <table:table table:name="Roads100x100_ignZero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5" table:number-columns-repeated="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256.526168" calcext:value-type="float">
            <text:p>1256.526168</text:p>
          </table:table-cell>
          <table:table-cell office:value-type="float" office:value="192950" calcext:value-type="float">
            <text:p>19295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385.9" calcext:value-type="float">
            <text:p>385.9</text:p>
          </table:table-cell>
          <table:table-cell table:number-columns-repeated="1017"/>
        </table:table-row>
      </table:table>
      <table:table table:name="Crops100x100_ignZero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8" table:default-cell-style-name="Default"/>
        <table:table-column table:style-name="co2" table:number-columns-repeated="1020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8534" calcext:value-type="float">
            <text:p>0.078534</text:p>
          </table:table-cell>
          <table:table-cell office:value-type="float" office:value="47.069957" calcext:value-type="float">
            <text:p>47.069957</text:p>
          </table:table-cell>
          <table:table-cell office:value-type="float" office:value="13714" calcext:value-type="float">
            <text:p>1371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27.428" calcext:value-type="float">
            <text:p>27.42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9:56:18.994924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22T21:55:51.375588589</dc:date>
    <meta:editing-duration>PT1H46M8S</meta:editing-duration>
    <meta:editing-cycles>11</meta:editing-cycles>
    <meta:generator>LibreOffice/5.2.4.2.1$Linux_X86_64 LibreOffice_project/20m0$Build-2</meta:generator>
    <meta:document-statistic meta:table-count="8" meta:cell-count="17532" meta:object-count="0"/>
  </office:meta>
</office:document-meta>
</file>